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ea71" officeooo:paragraph-rsid="001aea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5.We have n units of a resource to be allocated to r projects. n and r are</text:p>
      <text:p text:style-name="P1">integers and resource allocation is in integer units only. If j, 0&lt;=j&lt;=n, units of</text:p>
      <text:p text:style-name="P1">the resource are allocated to project i, then the resulting net profit is P (i,j).</text:p>
      <text:p text:style-name="P1">Design an algorithm to allocate the resource to the r projects so as to</text:p>
      <text:p text:style-name="P1">maximize the total net profit. Analyze its time complexity.</text:p>
      <text:p text:style-name="P1">56.There is a line of 2n counters with no spaces between adjacent counters. The</text:p>
      <text:p text:style-name="P1">counters alternate between black and white: B W B W . . . B W. The objective</text:p>
      <text:p text:style-name="P1">is to rearrange the counters so that all the white counters are before all the</text:p>
      <text:p text:style-name="P1">black ones with no gaps between the counters: WW. . .WBB. . . B. The</text:p>
      <text:p text:style-name="P1">counters are to be moved in pairs; on each move, a pair of adjacent counters</text:p>
      <text:p text:style-name="P1">can be moved, without changing their order, into a vacant location. Design an</text:p>
      <text:p text:style-name="P1">algorithm that solves the problem in n moves for any n ≥ 3.</text:p>
      <text:p text:style-name="P1">85. There are 4 women who want to cross a bridge. They all begin on the same</text:p>
      <text:p text:style-name="P1">side. You have 17 minutes to get all of them across to the other side. It is</text:p>
      <text:p text:style-name="P1">night. There is one flashlight. A maximum of two people can cross at one time.</text:p>
      <text:p text:style-name="P1">Any party who crosses, either 1 or 2 people, must have the flashlight with</text:p>
      <text:p text:style-name="P1">them. The flashlight must be walked back and forth, it cannot be thrown, etc.</text:p>
      <text:p text:style-name="P1">Each woman walks at a different speed. A pair must walk together at the rate</text:p>
      <text:p text:style-name="P1">of the slower woman. Crossing times taken by the 4 women are 1, 2, 5, 1nd</text:p>
      <text:p text:style-name="P1">10 minu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2:54:55.611604864</meta:creation-date>
    <dc:date>2019-02-11T12:56:59.407566207</dc:date>
    <meta:editing-duration>PT2M4S</meta:editing-duration>
    <meta:editing-cycles>1</meta:editing-cycles>
    <meta:document-statistic meta:table-count="0" meta:image-count="0" meta:object-count="0" meta:page-count="1" meta:paragraph-count="20" meta:word-count="281" meta:character-count="1423" meta:non-whitespace-character-count="1162"/>
    <meta:generator>LibreOffice/5.1.6.2$Linux_X86_64 LibreOffice_project/10m0$Build-2</meta:generator>
  </office:meta>
</office:document-meta>
</file>